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505cm" svg:y1="0.444cm" svg:x2="0.38cm" svg:y2="1.569cm">
          <text:p/>
        </draw:line>
        <draw:line draw:style-name="gr1" draw:text-style-name="P1" draw:layer="layout" svg:x1="0.47cm" svg:y1="0.451cm" svg:x2="1.595cm" svg:y2="1.576cm">
          <text:p/>
        </draw:line>
        <draw:path draw:style-name="gr2" draw:text-style-name="P1" draw:layer="layout" svg:width="0.914cm" svg:height="0.804cm" draw:transform="rotate (-0.7853981633973) translate (1.54941551849137cm 0.394970652248031cm)" svg:viewBox="0 0 915 805" svg:d="m869-831c40 18 50-36 44-63-7-36-22-73-43-103-19-26-40-53-64-75s-48-48-71-71c-20-21-42-42-61-61-20-20-40-40-59-59-20-20-40-40-58-58-21-21-40-40-59-60-21-20-41-42-61-60-20-19-38-41-63-52s-43-35-70-47c-26-11-52-28-75-43-27-17-57-25-85-32-31-9-71-29-98-10-22 16-50 34-46 67l3 35 5 32v3">
          <text:p/>
        </draw:path>
        <draw:ellipse draw:style-name="gr3" draw:text-style-name="P1" draw:layer="layout" svg:width="0.361cm" svg:height="0.371cm" svg:x="0.282cm" svg:y="0.264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4:38:52</dc:date>
    <dc:creator>Wincent Balin</dc:creator>
    <meta:editing-duration>PT00H29M06S</meta:editing-duration>
    <meta:editing-cycles>3</meta:editing-cycles>
    <meta:generator>OpenOffice.org/3.2$Unix OpenOffice.org_project/320m12$Build-9483</meta:generator>
    <meta:document-statistic meta:object-count="4"/>
  </office:meta>
</office:document-meta>
</file>